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Group B</text:p>
          </table:table-cell>
        </table:table-row>
        <table:table-row table:style-name="ro1">
          <table:table-cell office:value-type="float" office:value="1122.44774064179" calcext:value-type="float">
            <text:p>1,122.45</text:p>
          </table:table-cell>
          <table:table-cell office:value-type="float" office:value="1361.52936414946" calcext:value-type="float">
            <text:p>1,361.53</text:p>
          </table:table-cell>
        </table:table-row>
        <table:table-row table:style-name="ro1">
          <table:table-cell office:value-type="float" office:value="264.264884469134" calcext:value-type="float">
            <text:p>264.26</text:p>
          </table:table-cell>
          <table:table-cell office:value-type="float" office:value="1469.64147458347" calcext:value-type="float">
            <text:p>1,469.64</text:p>
          </table:table-cell>
        </table:table-row>
        <table:table-row table:style-name="ro1">
          <table:table-cell office:value-type="float" office:value="1183.68661475662" calcext:value-type="float">
            <text:p>1,183.69</text:p>
          </table:table-cell>
          <table:table-cell office:value-type="float" office:value="977.034584810642" calcext:value-type="float">
            <text:p>977.03</text:p>
          </table:table-cell>
        </table:table-row>
        <table:table-row table:style-name="ro1">
          <table:table-cell office:value-type="float" office:value="1406.170817375" calcext:value-type="float">
            <text:p>1,406.17</text:p>
          </table:table-cell>
          <table:table-cell office:value-type="float" office:value="1417.60052839991" calcext:value-type="float">
            <text:p>1,417.60</text:p>
          </table:table-cell>
        </table:table-row>
        <table:table-row table:style-name="ro1">
          <table:table-cell office:value-type="float" office:value="836.393509988076" calcext:value-type="float">
            <text:p>836.39</text:p>
          </table:table-cell>
          <table:table-cell office:value-type="float" office:value="987.33039843975" calcext:value-type="float">
            <text:p>987.33</text:p>
          </table:table-cell>
        </table:table-row>
        <table:table-row table:style-name="ro1">
          <table:table-cell office:value-type="float" office:value="1184.01041662682" calcext:value-type="float">
            <text:p>1,184.01</text:p>
          </table:table-cell>
          <table:table-cell office:value-type="float" office:value="1118.78872599905" calcext:value-type="float">
            <text:p>1,118.79</text:p>
          </table:table-cell>
        </table:table-row>
        <table:table-row table:style-name="ro1">
          <table:table-cell office:value-type="float" office:value="860.466102321068" calcext:value-type="float">
            <text:p>860.47</text:p>
          </table:table-cell>
          <table:table-cell office:value-type="float" office:value="1516.89305383577" calcext:value-type="float">
            <text:p>1,516.89</text:p>
          </table:table-cell>
        </table:table-row>
        <table:table-row table:style-name="ro1">
          <table:table-cell office:value-type="float" office:value="1392.02248780204" calcext:value-type="float">
            <text:p>1,392.02</text:p>
          </table:table-cell>
          <table:table-cell office:value-type="float" office:value="873.359949355842" calcext:value-type="float">
            <text:p>873.36</text:p>
          </table:table-cell>
        </table:table-row>
        <table:table-row table:style-name="ro1">
          <table:table-cell office:value-type="float" office:value="725.342897191708" calcext:value-type="float">
            <text:p>725.34</text:p>
          </table:table-cell>
          <table:table-cell office:value-type="float" office:value="1613.73128737636" calcext:value-type="float">
            <text:p>1,613.73</text:p>
          </table:table-cell>
        </table:table-row>
        <table:table-row table:style-name="ro1">
          <table:table-cell office:value-type="float" office:value="600.179199475938" calcext:value-type="float">
            <text:p>600.18</text:p>
          </table:table-cell>
          <table:table-cell office:value-type="float" office:value="1809.19497582021" calcext:value-type="float">
            <text:p>1,809.19</text:p>
          </table:table-cell>
        </table:table-row>
        <table:table-row table:style-name="ro1">
          <table:table-cell office:value-type="float" office:value="1027.12689107825" calcext:value-type="float">
            <text:p>1,027.13</text:p>
          </table:table-cell>
          <table:table-cell office:value-type="float" office:value="1313.95999802724" calcext:value-type="float">
            <text:p>1,313.96</text:p>
          </table:table-cell>
        </table:table-row>
        <table:table-row table:style-name="ro1">
          <table:table-cell office:value-type="float" office:value="540.125636498708" calcext:value-type="float">
            <text:p>540.13</text:p>
          </table:table-cell>
          <table:table-cell office:value-type="float" office:value="1642.42432654469" calcext:value-type="float">
            <text:p>1,642.42</text:p>
          </table:table-cell>
        </table:table-row>
        <table:table-row table:style-name="ro1">
          <table:table-cell office:value-type="float" office:value="1393.17194619812" calcext:value-type="float">
            <text:p>1,393.17</text:p>
          </table:table-cell>
          <table:table-cell office:value-type="float" office:value="1867.25029672929" calcext:value-type="float">
            <text:p>1,867.25</text:p>
          </table:table-cell>
        </table:table-row>
        <table:table-row table:style-name="ro1">
          <table:table-cell office:value-type="float" office:value="1118.32263548275" calcext:value-type="float">
            <text:p>1,118.32</text:p>
          </table:table-cell>
          <table:table-cell office:value-type="float" office:value="1725.62129066138" calcext:value-type="float">
            <text:p>1,725.62</text:p>
          </table:table-cell>
        </table:table-row>
        <table:table-row table:style-name="ro1">
          <table:table-cell office:value-type="float" office:value="1163.35234418744" calcext:value-type="float">
            <text:p>1,163.35</text:p>
          </table:table-cell>
          <table:table-cell office:value-type="float" office:value="1640.23998335188" calcext:value-type="float">
            <text:p>1,640.24</text:p>
          </table:table-cell>
        </table:table-row>
        <table:table-row table:style-name="ro1">
          <table:table-cell office:value-type="float" office:value="632.995896137598" calcext:value-type="float">
            <text:p>633.00</text:p>
          </table:table-cell>
          <table:table-cell office:value-type="float" office:value="1232.65594719469" calcext:value-type="float">
            <text:p>1,232.66</text:p>
          </table:table-cell>
        </table:table-row>
        <table:table-row table:style-name="ro1">
          <table:table-cell office:value-type="float" office:value="730.014064390628" calcext:value-type="float">
            <text:p>730.01</text:p>
          </table:table-cell>
          <table:table-cell office:value-type="float" office:value="2061.34038833435" calcext:value-type="float">
            <text:p>2,061.34</text:p>
          </table:table-cell>
        </table:table-row>
        <table:table-row table:style-name="ro1">
          <table:table-cell office:value-type="float" office:value="831.394814924068" calcext:value-type="float">
            <text:p>831.39</text:p>
          </table:table-cell>
          <table:table-cell office:value-type="float" office:value="1205.4055551803" calcext:value-type="float">
            <text:p>1,205.41</text:p>
          </table:table-cell>
        </table:table-row>
        <table:table-row table:style-name="ro1">
          <table:table-cell office:value-type="float" office:value="550.388792019028" calcext:value-type="float">
            <text:p>550.39</text:p>
          </table:table-cell>
          <table:table-cell office:value-type="float" office:value="1140.14275768364" calcext:value-type="float">
            <text:p>1,140.14</text:p>
          </table:table-cell>
        </table:table-row>
        <table:table-row table:style-name="ro1">
          <table:table-cell office:value-type="float" office:value="1580.29438125797" calcext:value-type="float">
            <text:p>1,580.29</text:p>
          </table:table-cell>
          <table:table-cell office:value-type="float" office:value="1590.91287182939" calcext:value-type="float">
            <text:p>1,590.91</text:p>
          </table:table-cell>
        </table:table-row>
        <table:table-row table:style-name="ro1">
          <table:table-cell office:value-type="float" office:value="1091.26403075941" calcext:value-type="float">
            <text:p>1,091.26</text:p>
          </table:table-cell>
          <table:table-cell office:value-type="float" office:value="1496.23763471405" calcext:value-type="float">
            <text:p>1,496.24</text:p>
          </table:table-cell>
        </table:table-row>
        <table:table-row table:style-name="ro1">
          <table:table-cell office:value-type="float" office:value="1300.28594386643" calcext:value-type="float">
            <text:p>1,300.29</text:p>
          </table:table-cell>
          <table:table-cell office:value-type="float" office:value="1747.67862339495" calcext:value-type="float">
            <text:p>1,747.68</text:p>
          </table:table-cell>
        </table:table-row>
        <table:table-row table:style-name="ro1">
          <table:table-cell office:value-type="float" office:value="603.736531122501" calcext:value-type="float">
            <text:p>603.74</text:p>
          </table:table-cell>
          <table:table-cell office:value-type="float" office:value="1200.517816202" calcext:value-type="float">
            <text:p>1,200.52</text:p>
          </table:table-cell>
        </table:table-row>
        <table:table-row table:style-name="ro1">
          <table:table-cell office:value-type="float" office:value="609.353501874285" calcext:value-type="float">
            <text:p>609.35</text:p>
          </table:table-cell>
          <table:table-cell office:value-type="float" office:value="2088.12389108617" calcext:value-type="float">
            <text:p>2,088.12</text:p>
          </table:table-cell>
        </table:table-row>
        <table:table-row table:style-name="ro1">
          <table:table-cell office:value-type="float" office:value="1051.26966627028" calcext:value-type="float">
            <text:p>1,051.27</text:p>
          </table:table-cell>
          <table:table-cell office:value-type="float" office:value="844.07661358436" calcext:value-type="float">
            <text:p>844.08</text:p>
          </table:table-cell>
        </table:table-row>
        <table:table-row table:style-name="ro1">
          <table:table-cell office:value-type="float" office:value="892.3032895079" calcext:value-type="float">
            <text:p>892.30</text:p>
          </table:table-cell>
          <table:table-cell office:value-type="float" office:value="1504.2845837257" calcext:value-type="float">
            <text:p>1,504.28</text:p>
          </table:table-cell>
        </table:table-row>
        <table:table-row table:style-name="ro1">
          <table:table-cell office:value-type="float" office:value="1377.57284248715" calcext:value-type="float">
            <text:p>1,377.57</text:p>
          </table:table-cell>
          <table:table-cell office:value-type="float" office:value="1036.91648429829" calcext:value-type="float">
            <text:p>1,036.92</text:p>
          </table:table-cell>
        </table:table-row>
        <table:table-row table:style-name="ro1">
          <table:table-cell office:value-type="float" office:value="945.465962798924" calcext:value-type="float">
            <text:p>945.47</text:p>
          </table:table-cell>
          <table:table-cell office:value-type="float" office:value="1336.60636010547" calcext:value-type="float">
            <text:p>1,336.61</text:p>
          </table:table-cell>
        </table:table-row>
        <table:table-row table:style-name="ro1">
          <table:table-cell office:value-type="float" office:value="1303.53331092984" calcext:value-type="float">
            <text:p>1,303.53</text:p>
          </table:table-cell>
          <table:table-cell office:value-type="float" office:value="1025.67284251807" calcext:value-type="float">
            <text:p>1,025.67</text:p>
          </table:table-cell>
        </table:table-row>
        <table:table-row table:style-name="ro1">
          <table:table-cell office:value-type="float" office:value="1534.75465595154" calcext:value-type="float">
            <text:p>1,534.75</text:p>
          </table:table-cell>
          <table:table-cell office:value-type="float" office:value="813.596201007294" calcext:value-type="float">
            <text:p>813.60</text:p>
          </table:table-cell>
        </table:table-row>
        <table:table-row table:style-name="ro1">
          <table:table-cell office:value-type="float" office:value="1048.35487950653" calcext:value-type="float">
            <text:p>1,048.35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/>
        </table:table-row>
      </table:table>
      <table:table table:name="Random data generator" table:style-name="ta1">
        <table:table-column table:style-name="co3" table:default-cell-style-name="ce2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A random data generator for the ELV comparison scenario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Both groups are modelled as normally distributed random variables with a given mean (mu) and variance (sigma squared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Note in this scenario, the real difference between the population means is Δ = muB - muA = 1420 - 1000 = </text:span>420  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This is the number we will try to estimate based on the data observed in a specific </text:span>random sample (see Data sheet).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opulation parameters for Group A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<text:s/>= Group A mean</text:p>
          </table:table-cell>
          <table:table-cell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<text:s/>= Group A standard deviatio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opulation parameters for Group B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1420" calcext:value-type="float">
            <text:p>1420</text:p>
          </table:table-cell>
          <table:table-cell office:value-type="string" calcext:value-type="string">
            <text:p><text:s/>= Group B mean</text:p>
          </table:table-cell>
        </table:table-row>
        <table:table-row table:style-name="ro1">
          <table:table-cell table:style-name="Default"/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<text:s/>= group b standard deviation</text:p>
          </table:table-cell>
        </table:table-row>
        <table:table-row table:style-name="ro1" table:number-rows-repeated="5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Group B</text:p>
          </table:table-cell>
          <table:table-cell/>
        </table:table-row>
        <table:table-row table:style-name="ro1">
          <table:table-cell table:formula="of:= NORMINV(RAND(); muA; sigma2A)" office:value-type="float" office:value="1369.14313826438" calcext:value-type="float">
            <text:p>1,369.14</text:p>
          </table:table-cell>
          <table:table-cell table:formula="of:= NORMINV(RAND(); muB; sigma2B)" office:value-type="float" office:value="1154.98281921251" calcext:value-type="float">
            <text:p>1,154.98</text:p>
          </table:table-cell>
          <table:table-cell/>
        </table:table-row>
        <table:table-row table:style-name="ro1">
          <table:table-cell table:formula="of:= NORMINV(RAND(); muA; sigma2A)" office:value-type="float" office:value="1499.90617601864" calcext:value-type="float">
            <text:p>1,499.91</text:p>
          </table:table-cell>
          <table:table-cell table:formula="of:= NORMINV(RAND(); muB; sigma2B)" office:value-type="float" office:value="1816.78233477562" calcext:value-type="float">
            <text:p>1,816.78</text:p>
          </table:table-cell>
          <table:table-cell/>
        </table:table-row>
        <table:table-row table:style-name="ro1">
          <table:table-cell table:formula="of:= NORMINV(RAND(); muA; sigma2A)" office:value-type="float" office:value="1372.40488961232" calcext:value-type="float">
            <text:p>1,372.40</text:p>
          </table:table-cell>
          <table:table-cell table:formula="of:= NORMINV(RAND(); muB; sigma2B)" office:value-type="float" office:value="1140.44907588645" calcext:value-type="float">
            <text:p>1,140.45</text:p>
          </table:table-cell>
          <table:table-cell/>
        </table:table-row>
        <table:table-row table:style-name="ro1">
          <table:table-cell table:formula="of:= NORMINV(RAND(); muA; sigma2A)" office:value-type="float" office:value="1591.22439813861" calcext:value-type="float">
            <text:p>1,591.22</text:p>
          </table:table-cell>
          <table:table-cell table:formula="of:= NORMINV(RAND(); muB; sigma2B)" office:value-type="float" office:value="1684.98769746149" calcext:value-type="float">
            <text:p>1,684.99</text:p>
          </table:table-cell>
          <table:table-cell/>
        </table:table-row>
        <table:table-row table:style-name="ro1">
          <table:table-cell table:formula="of:= NORMINV(RAND(); muA; sigma2A)" office:value-type="float" office:value="743.32653250309" calcext:value-type="float">
            <text:p>743.33</text:p>
          </table:table-cell>
          <table:table-cell table:formula="of:= NORMINV(RAND(); muB; sigma2B)" office:value-type="float" office:value="1578.19290322718" calcext:value-type="float">
            <text:p>1,578.19</text:p>
          </table:table-cell>
          <table:table-cell/>
        </table:table-row>
        <table:table-row table:style-name="ro1">
          <table:table-cell table:formula="of:= NORMINV(RAND(); muA; sigma2A)" office:value-type="float" office:value="581.68094457425" calcext:value-type="float">
            <text:p>581.68</text:p>
          </table:table-cell>
          <table:table-cell table:formula="of:= NORMINV(RAND(); muB; sigma2B)" office:value-type="float" office:value="1971.03559269377" calcext:value-type="float">
            <text:p>1,971.04</text:p>
          </table:table-cell>
          <table:table-cell/>
        </table:table-row>
        <table:table-row table:style-name="ro1">
          <table:table-cell table:formula="of:= NORMINV(RAND(); muA; sigma2A)" office:value-type="float" office:value="398.889744425995" calcext:value-type="float">
            <text:p>398.89</text:p>
          </table:table-cell>
          <table:table-cell table:formula="of:= NORMINV(RAND(); muB; sigma2B)" office:value-type="float" office:value="1385.37818023332" calcext:value-type="float">
            <text:p>1,385.38</text:p>
          </table:table-cell>
          <table:table-cell/>
        </table:table-row>
        <table:table-row table:style-name="ro1">
          <table:table-cell table:formula="of:= NORMINV(RAND(); muA; sigma2A)" office:value-type="float" office:value="795.345974154998" calcext:value-type="float">
            <text:p>795.35</text:p>
          </table:table-cell>
          <table:table-cell table:formula="of:= NORMINV(RAND(); muB; sigma2B)" office:value-type="float" office:value="1576.51753762888" calcext:value-type="float">
            <text:p>1,576.52</text:p>
          </table:table-cell>
          <table:table-cell/>
        </table:table-row>
        <table:table-row table:style-name="ro1">
          <table:table-cell table:formula="of:= NORMINV(RAND(); muA; sigma2A)" office:value-type="float" office:value="543.175048868089" calcext:value-type="float">
            <text:p>543.18</text:p>
          </table:table-cell>
          <table:table-cell table:formula="of:= NORMINV(RAND(); muB; sigma2B)" office:value-type="float" office:value="982.234192512951" calcext:value-type="float">
            <text:p>982.23</text:p>
          </table:table-cell>
          <table:table-cell/>
        </table:table-row>
        <table:table-row table:style-name="ro1">
          <table:table-cell table:formula="of:= NORMINV(RAND(); muA; sigma2A)" office:value-type="float" office:value="940.800346954476" calcext:value-type="float">
            <text:p>940.80</text:p>
          </table:table-cell>
          <table:table-cell table:formula="of:= NORMINV(RAND(); muB; sigma2B)" office:value-type="float" office:value="1256.4720995209" calcext:value-type="float">
            <text:p>1,256.47</text:p>
          </table:table-cell>
          <table:table-cell/>
        </table:table-row>
        <table:table-row table:style-name="ro1">
          <table:table-cell table:formula="of:= NORMINV(RAND(); muA; sigma2A)" office:value-type="float" office:value="1277.71643936744" calcext:value-type="float">
            <text:p>1,277.72</text:p>
          </table:table-cell>
          <table:table-cell table:formula="of:= NORMINV(RAND(); muB; sigma2B)" office:value-type="float" office:value="1528.63794704093" calcext:value-type="float">
            <text:p>1,528.64</text:p>
          </table:table-cell>
          <table:table-cell/>
        </table:table-row>
        <table:table-row table:style-name="ro1">
          <table:table-cell table:formula="of:= NORMINV(RAND(); muA; sigma2A)" office:value-type="float" office:value="1088.4142281112" calcext:value-type="float">
            <text:p>1,088.41</text:p>
          </table:table-cell>
          <table:table-cell table:formula="of:= NORMINV(RAND(); muB; sigma2B)" office:value-type="float" office:value="1864.62502663111" calcext:value-type="float">
            <text:p>1,864.63</text:p>
          </table:table-cell>
          <table:table-cell/>
        </table:table-row>
        <table:table-row table:style-name="ro1">
          <table:table-cell table:formula="of:= NORMINV(RAND(); muA; sigma2A)" office:value-type="float" office:value="1096.84699017695" calcext:value-type="float">
            <text:p>1,096.85</text:p>
          </table:table-cell>
          <table:table-cell table:formula="of:= NORMINV(RAND(); muB; sigma2B)" office:value-type="float" office:value="1373.46027360516" calcext:value-type="float">
            <text:p>1,373.46</text:p>
          </table:table-cell>
          <table:table-cell/>
        </table:table-row>
        <table:table-row table:style-name="ro1">
          <table:table-cell table:formula="of:= NORMINV(RAND(); muA; sigma2A)" office:value-type="float" office:value="654.198664229955" calcext:value-type="float">
            <text:p>654.20</text:p>
          </table:table-cell>
          <table:table-cell table:formula="of:= NORMINV(RAND(); muB; sigma2B)" office:value-type="float" office:value="1902.66140213747" calcext:value-type="float">
            <text:p>1,902.66</text:p>
          </table:table-cell>
          <table:table-cell/>
        </table:table-row>
        <table:table-row table:style-name="ro1">
          <table:table-cell table:formula="of:= NORMINV(RAND(); muA; sigma2A)" office:value-type="float" office:value="626.175230418309" calcext:value-type="float">
            <text:p>626.18</text:p>
          </table:table-cell>
          <table:table-cell table:formula="of:= NORMINV(RAND(); muB; sigma2B)" office:value-type="float" office:value="1665.61441491697" calcext:value-type="float">
            <text:p>1,665.61</text:p>
          </table:table-cell>
          <table:table-cell/>
        </table:table-row>
        <table:table-row table:style-name="ro1">
          <table:table-cell table:formula="of:= NORMINV(RAND(); muA; sigma2A)" office:value-type="float" office:value="832.604269143758" calcext:value-type="float">
            <text:p>832.60</text:p>
          </table:table-cell>
          <table:table-cell table:formula="of:= NORMINV(RAND(); muB; sigma2B)" office:value-type="float" office:value="1391.36677153205" calcext:value-type="float">
            <text:p>1,391.37</text:p>
          </table:table-cell>
          <table:table-cell/>
        </table:table-row>
        <table:table-row table:style-name="ro1">
          <table:table-cell table:formula="of:= NORMINV(RAND(); muA; sigma2A)" office:value-type="float" office:value="1367.91863735182" calcext:value-type="float">
            <text:p>1,367.92</text:p>
          </table:table-cell>
          <table:table-cell table:formula="of:= NORMINV(RAND(); muB; sigma2B)" office:value-type="float" office:value="1376.99312117968" calcext:value-type="float">
            <text:p>1,376.99</text:p>
          </table:table-cell>
          <table:table-cell/>
        </table:table-row>
        <table:table-row table:style-name="ro1">
          <table:table-cell table:formula="of:= NORMINV(RAND(); muA; sigma2A)" office:value-type="float" office:value="955.055982826945" calcext:value-type="float">
            <text:p>955.06</text:p>
          </table:table-cell>
          <table:table-cell table:formula="of:= NORMINV(RAND(); muB; sigma2B)" office:value-type="float" office:value="1639.01427114848" calcext:value-type="float">
            <text:p>1,639.01</text:p>
          </table:table-cell>
          <table:table-cell/>
        </table:table-row>
        <table:table-row table:style-name="ro1">
          <table:table-cell table:formula="of:= NORMINV(RAND(); muA; sigma2A)" office:value-type="float" office:value="1613.43116570545" calcext:value-type="float">
            <text:p>1,613.43</text:p>
          </table:table-cell>
          <table:table-cell table:formula="of:= NORMINV(RAND(); muB; sigma2B)" office:value-type="float" office:value="1623.43424723298" calcext:value-type="float">
            <text:p>1,623.43</text:p>
          </table:table-cell>
          <table:table-cell/>
        </table:table-row>
        <table:table-row table:style-name="ro1">
          <table:table-cell table:formula="of:= NORMINV(RAND(); muA; sigma2A)" office:value-type="float" office:value="1386.69231604327" calcext:value-type="float">
            <text:p>1,386.69</text:p>
          </table:table-cell>
          <table:table-cell table:formula="of:= NORMINV(RAND(); muB; sigma2B)" office:value-type="float" office:value="1782.6816709153" calcext:value-type="float">
            <text:p>1,782.68</text:p>
          </table:table-cell>
          <table:table-cell/>
        </table:table-row>
        <table:table-row table:style-name="ro1">
          <table:table-cell table:formula="of:= NORMINV(RAND(); muA; sigma2A)" office:value-type="float" office:value="1315.74700745869" calcext:value-type="float">
            <text:p>1,315.75</text:p>
          </table:table-cell>
          <table:table-cell table:formula="of:= NORMINV(RAND(); muB; sigma2B)" office:value-type="float" office:value="1233.05661856963" calcext:value-type="float">
            <text:p>1,233.06</text:p>
          </table:table-cell>
          <table:table-cell/>
        </table:table-row>
        <table:table-row table:style-name="ro1">
          <table:table-cell table:formula="of:= NORMINV(RAND(); muA; sigma2A)" office:value-type="float" office:value="1396.79189655716" calcext:value-type="float">
            <text:p>1,396.79</text:p>
          </table:table-cell>
          <table:table-cell table:formula="of:= NORMINV(RAND(); muB; sigma2B)" office:value-type="float" office:value="1171.23702960018" calcext:value-type="float">
            <text:p>1,171.24</text:p>
          </table:table-cell>
          <table:table-cell/>
        </table:table-row>
        <table:table-row table:style-name="ro1">
          <table:table-cell table:formula="of:= NORMINV(RAND(); muA; sigma2A)" office:value-type="float" office:value="1154.92524691164" calcext:value-type="float">
            <text:p>1,154.93</text:p>
          </table:table-cell>
          <table:table-cell table:formula="of:= NORMINV(RAND(); muB; sigma2B)" office:value-type="float" office:value="1563.51264380879" calcext:value-type="float">
            <text:p>1,563.51</text:p>
          </table:table-cell>
          <table:table-cell/>
        </table:table-row>
        <table:table-row table:style-name="ro1">
          <table:table-cell table:formula="of:= NORMINV(RAND(); muA; sigma2A)" office:value-type="float" office:value="1261.46536350632" calcext:value-type="float">
            <text:p>1,261.47</text:p>
          </table:table-cell>
          <table:table-cell table:formula="of:= NORMINV(RAND(); muB; sigma2B)" office:value-type="float" office:value="1286.20882523686" calcext:value-type="float">
            <text:p>1,286.21</text:p>
          </table:table-cell>
          <table:table-cell/>
        </table:table-row>
        <table:table-row table:style-name="ro1">
          <table:table-cell table:formula="of:= NORMINV(RAND(); muA; sigma2A)" office:value-type="float" office:value="1480.62492493364" calcext:value-type="float">
            <text:p>1,480.62</text:p>
          </table:table-cell>
          <table:table-cell table:formula="of:= NORMINV(RAND(); muB; sigma2B)" office:value-type="float" office:value="2138.70016133708" calcext:value-type="float">
            <text:p>2,138.70</text:p>
          </table:table-cell>
          <table:table-cell/>
        </table:table-row>
        <table:table-row table:style-name="ro1">
          <table:table-cell table:formula="of:= NORMINV(RAND(); muA; sigma2A)" office:value-type="float" office:value="1096.99462669346" calcext:value-type="float">
            <text:p>1,096.99</text:p>
          </table:table-cell>
          <table:table-cell table:formula="of:= NORMINV(RAND(); muB; sigma2B)" office:value-type="float" office:value="1325.83713572076" calcext:value-type="float">
            <text:p>1,325.84</text:p>
          </table:table-cell>
          <table:table-cell/>
        </table:table-row>
        <table:table-row table:style-name="ro1">
          <table:table-cell table:formula="of:= NORMINV(RAND(); muA; sigma2A)" office:value-type="float" office:value="1167.73720660034" calcext:value-type="float">
            <text:p>1,167.74</text:p>
          </table:table-cell>
          <table:table-cell table:formula="of:= NORMINV(RAND(); muB; sigma2B)" office:value-type="float" office:value="1093.78042460613" calcext:value-type="float">
            <text:p>1,093.78</text:p>
          </table:table-cell>
          <table:table-cell/>
        </table:table-row>
        <table:table-row table:style-name="ro1">
          <table:table-cell table:formula="of:= NORMINV(RAND(); muA; sigma2A)" office:value-type="float" office:value="1653.63942814868" calcext:value-type="float">
            <text:p>1,653.64</text:p>
          </table:table-cell>
          <table:table-cell table:formula="of:= NORMINV(RAND(); muB; sigma2B)" office:value-type="float" office:value="1357.70198409655" calcext:value-type="float">
            <text:p>1,357.70</text:p>
          </table:table-cell>
          <table:table-cell/>
        </table:table-row>
        <table:table-row table:style-name="ro1">
          <table:table-cell table:formula="of:= NORMINV(RAND(); muA; sigma2A)" office:value-type="float" office:value="574.703127198685" calcext:value-type="float">
            <text:p>574.70</text:p>
          </table:table-cell>
          <table:table-cell table:formula="of:= NORMINV(RAND(); muB; sigma2B)" office:value-type="float" office:value="1589.62399775047" calcext:value-type="float">
            <text:p>1,589.62</text:p>
          </table:table-cell>
          <table:table-cell/>
        </table:table-row>
        <table:table-row table:style-name="ro1">
          <table:table-cell table:formula="of:= NORMINV(RAND(); muA; sigma2A)" office:value-type="float" office:value="1250.57226569876" calcext:value-type="float">
            <text:p>1,250.57</text:p>
          </table:table-cell>
          <table:table-cell table:formula="of:= NORMINV(RAND(); muB; sigma2B)" office:value-type="float" office:value="1567.49986367402" calcext:value-type="float">
            <text:p>1,567.50</text:p>
          </table:table-cell>
          <table:table-cell/>
        </table:table-row>
        <table:table-row table:style-name="ro1">
          <table:table-cell table:formula="of:= NORMINV(RAND(); muA; sigma2A)" office:value-type="float" office:value="786.144157917239" calcext:value-type="float">
            <text:p>786.1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</table:table-row>
      </table:table>
      <table:named-expressions>
        <table:named-range table:name="muA" table:base-cell-address="$'Random data generator'.$A$3" table:cell-range-address="$'Random data generator'.$A$9"/>
        <table:named-range table:name="muB" table:base-cell-address="$'Random data generator'.$B$7" table:cell-range-address="$'Random data generator'.$B$13"/>
        <table:named-range table:name="sigma2A" table:base-cell-address="$'Random data generator'.$A$4" table:cell-range-address="$'Random data generator'.$A$10"/>
        <table:named-range table:name="sigma2B" table:base-cell-address="$'Random data generator'.$B$8" table:cell-range-address="$'Random data generator'.$B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4:02:27.528242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0T22:07:28.383150174</meta:creation-date>
    <dc:date>2021-09-15T14:05:45.488567117</dc:date>
    <meta:editing-duration>PT2H23M36S</meta:editing-duration>
    <meta:editing-cycles>11</meta:editing-cycles>
    <meta:generator>LibreOffice/7.1.3.2$MacOSX_X86_64 LibreOffice_project/47f78053abe362b9384784d31a6e56f8511eb1c1</meta:generator>
    <meta:document-statistic meta:table-count="2" meta:cell-count="140" meta:object-count="0"/>
  </office:meta>
</office:document-meta>
</file>